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DatabaseJournal.tableExists( DatabaseMetaData metaData , String t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racleDatabaseJournal.getTabl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DatabaseJournal.createSchemaSQL( String sq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racleDatabaseJournal.setTableSpace( String tabl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